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Make sure it says HTTPS in browser before you log in Download the HTTPS Everywhere browser add-on If using Gmail, set up 2-Step Verification Create a RiseUp account if possible Use secure email services hosted in safe countries Use same email provider as sensitive contacts Be careful opening email attachments If needed, use different email accounts for different groups If needed, use a code for sensitive information Use strong passwords Protect your computer from malware Do not use phone as primary means for email If your email has been hacked Don’t send any sensitive information Change your password Reclaim your account Determine who to alert/what to cancel Find out how you were compromised Review security on all devices Consider reporting it Consider moving to more secure account Avoid storing read em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